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2021" officeooo:paragraph-rsid="00182021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82021" officeooo:paragraph-rsid="00182021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officeooo:rsid="001820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Opere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Epoc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epoca</text:p>
          </table:table-cell>
          <table:table-cell table:style-name="Table2.A1" office:value-type="string">
            <text:p text:style-name="P2">Testo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entificativo</text:p>
          </table:table-cell>
          <table:table-cell table:style-name="Table2.A1" office:value-type="string">
            <text:p text:style-name="P2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>&gt;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O/L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2-13T17:27:27.533565704</dc:date>
    <meta:editing-duration>PT3M57S</meta:editing-duration>
    <meta:editing-cycles>2</meta:editing-cycles>
    <meta:document-statistic meta:table-count="2" meta:image-count="0" meta:object-count="0" meta:page-count="1" meta:paragraph-count="39" meta:word-count="50" meta:character-count="311" meta:non-whitespace-character-count="300"/>
  </office:meta>
</office:document-meta>
</file>